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9231321742918857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44823833519206468" text:style-name="L2">
        <text:list-item>
          <text:list>
            <text:list-header>
              <text:p text:style-name="P113">1.75 mile warm up at about 10:00/mile and rest a few minutes</text:p>
              <text:p text:style-name="P113">1 x 200, 4 x 400, 1 x 200 with about a 350m jog after each run. <text:s/></text:p>
              <text:p text:style-name="P11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47310446886175232" text:style-name="L3">
        <text:list-item>
          <text:list>
            <text:list-header>
              <text:p text:style-name="P114">5.5 miles averaging 12:27/mile</text:p>
              <text:p text:style-name="P11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675570847403885470"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85743731656424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7049584914944954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28315203699251704"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588948982174124328"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06569" text:continue-list="list4528315203699251704"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86772069357390772"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32430"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07143"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23237"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10684"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27797"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339526668931388394"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85214962277587791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6"><text:span text:style-name="T2"/></text:p>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123037940700557893"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5T15:19:52.56</dc:date>
    <dc:creator>James Lombardi</dc:creator>
    <meta:editing-duration>P10DT12H25M37S</meta:editing-duration>
    <meta:editing-cycles>932</meta:editing-cycles>
    <meta:generator>OpenOffice/4.1.2$Win32 OpenOffice.org_project/412m3$Build-9782</meta:generator>
    <meta:document-statistic meta:table-count="0" meta:image-count="9" meta:object-count="0" meta:page-count="104" meta:paragraph-count="2878" meta:word-count="31985" meta:character-count="163542"/>
  </office:meta>
</office:document-meta>
</file>